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objectwithoutfill">
      <style:graphic-properties svg:stroke-width="0.102cm" svg:stroke-color="#ff0000" draw:marker-start="Arrow" draw:marker-start-width="0.457cm" draw:marker-end="Square" draw:marker-end-width="0.457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02cm" draw:marker-start-width="0.457cm" draw:marker-end-width="0.457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3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4" style:family="graphic" style:parent-style-name="standard">
      <style:graphic-properties svg:stroke-width="0.102cm" draw:marker-start="Square" draw:marker-start-width="0.457cm" draw:marker-end="Arrow" draw:marker-end-width="0.559cm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102cm" svg:stroke-color="#0000ff" draw:marker-start="Arrow" draw:marker-start-width="0.457cm" draw:marker-end="Square" draw:marker-end-width="0.457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.27cm"/>
    </style:style>
    <style:style style:name="gr7" style:family="graphic" style:parent-style-name="objectwithoutfill">
      <style:graphic-properties svg:stroke-width="0.102cm" svg:stroke-color="#008000" draw:marker-start="Arrow" draw:marker-start-width="0.457cm" draw:marker-end="Square" draw:marker-end-width="0.457cm" draw:fill="none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ff0000" fo:font-family="'Arial Black'" style:font-pitch="variable" fo:font-weight="normal" style:font-weight-asian="normal" style:font-weight-complex="normal"/>
    </style:style>
    <style:style style:name="P4" style:family="paragraph">
      <style:paragraph-properties fo:margin-left="0cm" fo:margin-right="0cm" fo:text-indent="0cm"/>
      <style:text-properties fo:color="#008000" fo:font-family="'Arial Black'" style:font-pitch="variable" fo:font-weight="normal" style:font-weight-asian="normal" style:font-weight-complex="normal"/>
    </style:style>
    <style:style style:name="P5" style:family="paragraph">
      <style:paragraph-properties fo:margin-left="0cm" fo:margin-right="0cm" fo:text-indent="0cm"/>
      <style:text-properties fo:color="#0000ff" fo:font-family="'Arial Black'" style:font-pitch="variable" fo:font-weight="normal" style:font-weight-asian="normal" style:font-weight-complex="normal"/>
    </style:style>
    <style:style style:name="T1" style:family="text">
      <style:text-properties fo:color="#ff0000" fo:font-family="'Arial Black'" style:font-pitch="variable" fo:font-weight="normal" style:font-weight-asian="normal" style:font-weight-complex="normal"/>
    </style:style>
    <style:style style:name="T2" style:family="text">
      <style:text-properties fo:color="#008000" fo:font-family="'Arial Black'" style:font-pitch="variable" fo:font-weight="normal" style:font-weight-asian="normal" style:font-weight-complex="normal"/>
    </style:style>
    <style:style style:name="T3" style:family="text">
      <style:text-properties fo:color="#0000ff" fo:font-family="'Arial Black'" style:font-pitch="variable" fo:font-weight="normal" style:font-weight-asian="normal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path draw:style-name="gr1" draw:text-style-name="P1" draw:layer="layout" svg:width="17.779cm" svg:height="2.107cm" svg:x="6.08cm" svg:y="5.336cm" svg:viewBox="0 0 17780 2108" svg:d="m17780 1473c-7112-2540-8060 1270-9957 0s-879-685-2743-1364-5080 1999-5080 1999">
          <draw:glue-point draw:id="4" svg:x="-1.562cm" svg:y="-1.666cm"/>
          <text:p text:style-name="P2"/>
        </draw:path>
        <draw:custom-shape draw:style-name="gr2" draw:text-style-name="P1" draw:id="id1" draw:layer="layout" svg:width="4.445cm" svg:height="4.445cm" svg:x="2.27cm" svg:y="2.27cm">
          <draw:glue-point draw:id="10" svg:x="3.572cm" svg:y="0cm"/>
          <text:p text:style-name="P2"/>
          <draw:enhanced-geometry svg:viewBox="0 0 21600 21600" draw:glue-points="?f7 0 ?f6 ?f1 0 ?f10 ?f6 21600 ?f4 ?f10 21600 ?f9" draw:path-stretchpoint-x="10800" draw:path-stretchpoint-y="10800" draw:text-areas="0 ?f1 ?f4 ?f12" draw:type="cube" draw:modifiers="6116.599190283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id="id2" draw:layer="layout" svg:width="0.635cm" svg:height="0.635cm" svg:x="23.86cm" svg:y="4.17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1" draw:layer="layout" draw:type="curve" svg:x1="6.079cm" svg:y1="4.492cm" svg:x2="23.86cm" svg:y2="4.492cm" draw:start-shape="id1" draw:start-glue-point="10" draw:end-shape="id2" draw:end-glue-point="6">
          <text:p text:style-name="P2"/>
        </draw:connector>
        <draw:path draw:style-name="gr5" draw:text-style-name="P1" draw:layer="layout" svg:width="17.779cm" svg:height="3.689cm" svg:x="6.08cm" svg:y="9.255cm" svg:viewBox="0 0 17780 3690" svg:d="m17780 2891c-3175 2446-7628-1364-9525-2634s-1311 2584-3175 1905-5080 1364-5080 1364">
          <draw:glue-point draw:id="4" svg:x="-1.562cm" svg:y="-1.666cm"/>
          <text:p text:style-name="P2"/>
        </draw:path>
        <draw:frame draw:style-name="gr6" draw:text-style-name="P3" draw:layer="layout" svg:width="5.08cm" svg:height="1.52cm" svg:x="8.285cm" svg:y="5.83cm">
          <draw:text-box>
            <text:p text:style-name="P2"><text:span text:style-name="T1">temperature</text:span></text:p>
          </draw:text-box>
        </draw:frame>
        <draw:frame draw:style-name="gr6" draw:text-style-name="P4" draw:layer="layout" svg:width="3.81cm" svg:height="1.52cm" svg:x="11.26cm" svg:y="7.985cm">
          <draw:text-box>
            <text:p text:style-name="P2"><text:span text:style-name="T2">pressure</text:span></text:p>
          </draw:text-box>
        </draw:frame>
        <draw:frame draw:style-name="gr6" draw:text-style-name="P5" draw:layer="layout" svg:width="3.81cm" svg:height="1.52cm" svg:x="12.63cm" svg:y="10.425cm">
          <draw:text-box>
            <text:p text:style-name="P2"><text:span text:style-name="T3">humidity</text:span></text:p>
          </draw:text-box>
        </draw:frame>
        <draw:path draw:style-name="gr7" draw:text-style-name="P1" draw:layer="layout" svg:width="17.779cm" svg:height="2.817cm" svg:x="6.08cm" svg:y="7.35cm" svg:viewBox="0 0 17780 2818" svg:d="m17780 2148c-1905-1621-7620 284-9525-1621s-4322 2009-6350 1270c-672-245-635 1270-1905 986">
          <draw:glue-point draw:id="4" svg:x="-1.562cm" svg:y="-1.666cm"/>
          <text:p text:style-name="P2"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Square" svg:viewBox="0 0 10 10" svg:d="m0 0h10v10h-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lbany AMT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8-02-18T13:25:44</meta:creation-date>
    <dc:date>2008-02-18T14:22:51</dc:date>
    <meta:editing-cycles>13</meta:editing-cycles>
    <meta:editing-duration>PT55M19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